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2" style:family="paragraph" style:parent-style-name="Standard">
      <style:paragraph-properties fo:text-align="end" style:justify-single-word="false" style:writing-mode="lr-tb"/>
      <style:text-properties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fo:font-weight="bold" officeooo:rsid="0029afbf" officeooo:paragraph-rsid="0029afbf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4" style:family="paragraph" style:parent-style-name="Standard">
      <style:paragraph-properties fo:text-align="end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6pt" fo:language="uk" fo:country="UA" officeooo:paragraph-rsid="001d77cb" style:font-size-asian="16pt" style:language-asian="zh" style:country-asian="CN" style:font-name-complex="Times New Roman2" style:font-size-complex="16pt" style:language-complex="hi" style:country-complex="IN"/>
    </style:style>
    <style:style style:name="P5" style:family="paragraph" style:parent-style-name="Standard">
      <style:paragraph-properties fo:text-align="center" style:justify-single-word="false" style:writing-mode="lr-tb">
        <style:tab-stops>
          <style:tab-stop style:position="1.7291in"/>
        </style:tab-stops>
      </style:paragraph-properties>
      <style:text-properties style:font-name="Times New Roman" fo:language="uk" fo:country="UA" officeooo:paragraph-rsid="001d77cb" style:language-asian="zh" style:country-asian="CN" style:language-complex="hi" style:country-complex="IN"/>
    </style:style>
    <style:style style:name="P6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language="uk" fo:country="UA" officeooo:paragraph-rsid="001d77cb" style:language-asian="zh" style:country-asian="CN" style:language-complex="hi" style:country-complex="IN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1.7291in"/>
        </style:tab-stops>
      </style:paragraph-properties>
      <style:text-properties style:font-name="Times New Roman" fo:language="uk" fo:country="UA" officeooo:paragraph-rsid="001d77cb" style:language-asian="zh" style:country-asian="CN" style:language-complex="hi" style:country-complex="IN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fo:language="uk" fo:country="UA" officeooo:paragraph-rsid="001d77cb" style:language-asian="zh" style:country-asian="CN" style:font-name-complex="Times New Roman2" style:language-complex="hi" style:country-complex="IN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imes New Roman" fo:language="uk" fo:country="UA" fo:font-weight="bold" officeooo:paragraph-rsid="001d77cb" style:language-asian="zh" style:country-asian="CN" style:font-weight-asian="bold" style:font-name-complex="Times New Roman2" style:language-complex="hi" style:country-complex="IN"/>
    </style:style>
    <style:style style:name="P10" style:family="paragraph" style:parent-style-name="Standard">
      <style:paragraph-properties fo:text-align="end" style:justify-single-word="false" style:writing-mode="lr-tb"/>
      <style:text-properties style:font-name="Times New Roman" fo:font-size="14pt" fo:language="uk" fo:country="UA" officeooo:paragraph-rsid="001d77cb" style:font-size-asian="14pt" style:language-asian="zh" style:country-asian="CN" style:font-name-complex="Times New Roman2" style:font-size-complex="14pt" style:language-complex="hi" style:country-complex="IN"/>
    </style:style>
    <style:style style:name="P11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officeooo:rsid="00273884" officeooo:paragraph-rsid="001d77cb" style:font-size-asian="14pt" style:font-size-complex="14pt"/>
    </style:style>
    <style:style style:name="P12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weight="normal" officeooo:rsid="001d77cb" officeooo:paragraph-rsid="001d77c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weight="bold" officeooo:rsid="002d800d" officeooo:paragraph-rsid="002d800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fo:break-before="page" style:writing-mode="lr-tb"/>
      <style:text-properties fo:text-transform="uppercase"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15" style:family="paragraph" style:parent-style-name="Standard">
      <style:paragraph-properties fo:text-align="end" style:justify-single-word="false" style:writing-mode="lr-tb">
        <style:tab-stops>
          <style:tab-stop style:position="1.7291in"/>
        </style:tab-stops>
      </style:paragraph-properties>
      <style:text-properties officeooo:paragraph-rsid="001d77cb"/>
    </style:style>
    <style:style style:name="P16" style:family="paragraph" style:parent-style-name="Heading_20_1" style:list-style-name="WWNum1">
      <style:paragraph-properties fo:text-align="center" style:justify-single-word="false" style:writing-mode="lr-tb"/>
      <style:text-properties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17" style:family="paragraph" style:parent-style-name="Heading_20_2" style:list-style-name="WWNum1">
      <style:paragraph-properties fo:text-align="justify" style:justify-single-word="false" style:writing-mode="lr-tb">
        <style:tab-stops>
          <style:tab-stop style:position="1.7291in"/>
        </style:tab-stops>
      </style:paragraph-properties>
      <style:text-properties fo:language="uk" fo:country="UA" officeooo:paragraph-rsid="001d77cb" style:language-asian="zh" style:country-asian="CN" style:language-complex="hi" style:country-complex="IN"/>
    </style:style>
    <style:style style:name="P18" style:family="paragraph" style:parent-style-name="Heading_20_2" style:list-style-name="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1.7291in"/>
        </style:tab-stops>
      </style:paragraph-properties>
      <style:text-properties style:font-name="Times New Roman" fo:language="uk" fo:country="UA" fo:font-style="italic" fo:font-weight="normal" officeooo:paragraph-rsid="001d77cb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P19" style:family="paragraph" style:parent-style-name="Standard">
      <style:paragraph-properties fo:text-align="start" style:justify-single-word="false" fo:break-before="page" style:writing-mode="lr-tb">
        <style:tab-stops>
          <style:tab-stop style:position="1.7291in"/>
        </style:tab-stops>
      </style:paragraph-properties>
      <style:text-properties officeooo:rsid="0042859b" officeooo:paragraph-rsid="0042859b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fo:font-weight="normal" officeooo:rsid="00437b44" officeooo:paragraph-rsid="0044e55f" style:font-weight-asian="normal" style:font-weight-complex="normal"/>
    </style:style>
    <style:style style:name="P21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fo:font-style="italic" fo:font-weight="normal" officeooo:rsid="00437b44" officeooo:paragraph-rsid="0044e55f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fo:font-style="italic" fo:font-weight="normal" officeooo:rsid="00437b44" officeooo:paragraph-rsid="00437b44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officeooo:rsid="0044e55f" officeooo:paragraph-rsid="0044e55f"/>
    </style:style>
    <style:style style:name="P24" style:family="paragraph" style:parent-style-name="Text_20_body">
      <style:text-properties fo:font-style="italic" officeooo:rsid="00451e43" officeooo:paragraph-rsid="00451e43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7a98" style:font-size-asian="16pt" style:font-size-complex="16pt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411d86" style:font-weight-asian="bold" style:font-weight-complex="bold"/>
    </style:style>
    <style:style style:name="T5" style:family="text">
      <style:text-properties style:font-name="Times New Roman" fo:font-size="16pt" fo:language="uk" fo:country="UA" style:font-size-asian="16pt" style:language-asian="zh" style:country-asian="CN" style:font-name-complex="Times New Roman2" style:font-size-complex="16pt" style:language-complex="hi" style:country-complex="IN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2e00b0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44e55f" style:font-size-asian="14pt" style:font-size-complex="14pt"/>
    </style:style>
    <style:style style:name="T10" style:family="text">
      <style:text-properties fo:color="#000000" loext:opacity="100%" style:font-name="Times New Roman" fo:font-size="16pt" fo:font-style="italic" fo:font-weight="normal" officeooo:rsid="002d800d" fo:background-color="#ffffff" loext:char-shading-value="0" style:font-size-asian="16pt" style:font-style-asian="italic" style:font-weight-asian="normal" style:font-name-complex="Times New Roman2" style:font-size-complex="16pt" style:font-style-complex="italic" style:font-weight-complex="normal"/>
    </style:style>
    <style:style style:name="T11" style:family="text">
      <style:text-properties fo:color="#000000" loext:opacity="100%" style:font-name="Times New Roman" fo:font-size="16pt" fo:font-style="italic" fo:font-weight="normal" officeooo:rsid="00394bca" fo:background-color="#ffffff" loext:char-shading-value="0" style:font-size-asian="16pt" style:font-style-asian="italic" style:font-weight-asian="normal" style:font-name-complex="Times New Roman2" style:font-size-complex="16pt" style:font-style-complex="italic" style:font-weight-complex="normal"/>
    </style:style>
    <style:style style:name="T12" style:family="text">
      <style:text-properties fo:color="#000000" loext:opacity="100%" style:font-name="Times New Roman" fo:font-size="16pt" fo:language="uk" fo:country="UA" fo:background-color="#ffffff" loext:char-shading-value="0" style:font-size-asian="16pt" style:language-asian="zh" style:country-asian="CN" style:font-name-complex="Times New Roman2" style:font-size-complex="16pt" style:language-complex="hi" style:country-complex="IN"/>
    </style:style>
    <style:style style:name="T13" style:family="text">
      <style:text-properties fo:font-weight="normal" officeooo:rsid="001d77c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4">Національний університет біоресурсів і природокористування України</text:p>
      <text:p text:style-name="P1">Факультет інформаційних технологій</text:p>
      <text:list text:style-name="WWNum1">
        <text:list-item>
          <text:h text:style-name="P16" text:outline-level="1">Кафедра комп'ютерних систем, мереж і кібербезпеки</text:h>
        </text:list-item>
      </text:list>
      <text:p text:style-name="P1"/>
      <text:p text:style-name="P9"/>
      <text:p text:style-name="P8"/>
      <text:p text:style-name="P8"/>
      <text:p text:style-name="P3">Кросплатформне програмування (Python)</text:p>
      <text:list text:continue-numbering="true" text:style-name="WWNum1">
        <text:list-item>
          <text:list>
            <text:list-item>
              <text:h text:style-name="P17" text:outline-level="2"><text:span text:style-name="T3">Лабораторна робота </text:span><text:span text:style-name="T4">3</text:span><text:span text:style-name="T3">:</text:span><text:span text:style-name="T10"> </text:span><text:span text:style-name="T11">Модулі і пакети</text:span></text:h>
            </text:list-item>
          </text:list>
        </text:list-item>
      </text:list>
      <text:h text:style-name="P18" text:outline-level="2"><text:s/></text:h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Виконав</text:p>
      <text:p text:style-name="P15"><text:span text:style-name="T5">студент групи <text:s/></text:span><text:a xlink:type="simple" xlink:href="http://elearn.nubip.edu.ua/user/index.php?id=1512&amp;group=3285" text:style-name="Internet_20_link" text:visited-style-name="Visited_20_Internet_20_Link"><text:span text:style-name="Internet_20_link"><text:span text:style-name="T12">КІ-21012б</text:span></text:span></text:a></text:p>
      <text:p text:style-name="P2">Яловенко Володимир Вікторович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<text:span text:style-name="T1">Київ 202</text:span><text:span text:style-name="T2">4</text:span></text:p>
      <text:p text:style-name="P5"><text:soft-page-break/><text:span text:style-name="T2"/></text:p>
      <text:p text:style-name="P12">Завдання:</text:p>
      <text:p text:style-name="P12">1. Створити віртуальне оточення (ім'я оточення - прізвище студента). В цьому оточенні створити</text:p>
      <text:p text:style-name="P12">проект Python</text:p>
      <text:p text:style-name="P12">2. Створити пакет, який складається з двох модулів. (Назви пакету і модулів на розсуд студента).</text:p>
      <text:p text:style-name="P12">3. В файлі __init__.py задати наступні змінні:</text:p>
      <text:p text:style-name="P12">NAME = “Text translation”</text:p>
      <text:p text:style-name="P12">AUTHOR = “Прізвище та ім’я студента, група”</text:p>
      <text:p text:style-name="P12">4. В першому модулі створити наступні функції, використав інструментарій пакету googletrans:</text:p>
      <text:p text:style-name="P12">def TransLate(text : str, scr : str, dest : str) -&gt; str:</text:p>
      <text:p text:style-name="P12">“”” Функція повертає текст перекладений на задану мову, або повідомлення про помилку.</text:p>
      <text:p text:style-name="P12">text – текст, який необхідно перекласти;</text:p>
      <text:p text:style-name="P12">scr – назва або код мови заданого тексту, відповідно до стандарту ISO-639,</text:p>
      <text:p text:style-name="P12">або значення ‘auto’;</text:p>
      <text:p text:style-name="P12">dest – назва або код мови на яку необхідно перевести заданий текст,</text:p>
      <text:p text:style-name="P12">відповідно до стандарту ISO-639 “””</text:p>
      <text:p text:style-name="P12">def LangDetect(text : str, set : str) -&gt; str:</text:p>
      <text:p text:style-name="P12">“”” Функція визначає мову та коефіцієнт довіри для заданого тексту,</text:p>
      <text:p text:style-name="P12">або повертає повідомлення про помилку.</text:p>
      <text:p text:style-name="P12">text – текст для якого потрібно визначити мову та коефіцієнт довіри;</text:p>
      <text:p text:style-name="P12">set = “lang” – функція повертає тільки мову тексту</text:p>
      <text:p text:style-name="P12">set = “confidence” – функція повертає тільки коефіцієнт довіри</text:p>
      <text:p text:style-name="P12">set = “all” (по замовченню) – функція повертає мову і коефіцієнт довіри</text:p>
      <text:p text:style-name="P12">def CodeLang(lang : str) -&gt; str:</text:p>
      <text:p text:style-name="P12">“”” Функція повертає код мови (відповідно до таблиці), якщо в параметрі lang міститься назва</text:p>
      <text:p text:style-name="P12">мови, або повертає назву мови, якщо в параметрі lang міститься її код,</text:p>
      <text:p text:style-name="P12">або повідомлення про помилку</text:p>
      <text:p text:style-name="P12">lang – назва або код мови“””</text:p>
      <text:p text:style-name="P12">def LanguageList(out : str, text : str) -&gt; str:</text:p>
      <text:p text:style-name="P12">“”” Виводить в файл або на екран таблицю всіх мов, що підтримуються, та їх кодів,</text:p>
      <text:p text:style-name="P12">а також текст, перекладений на цю мову. Повертає ‘Ok’, якщо всі операції виконані,</text:p>
      <text:p text:style-name="P12">або повідомлення про помилку.</text:p>
      <text:p text:style-name="P12">out = “screen” (по замовченню) – вивести таблицю на екран</text:p>
      <text:p text:style-name="P12">out = “file” – вивести таблицю в файл. (Тип файлу на розсуд студента)</text:p>
      <text:p text:style-name="P12">text – текст, який необхідно перекласти. Якщо параметр відсутній, то відповідна колонка</text:p>
      <text:p text:style-name="P12">в таблиці також повинна бути відсутня. “””</text:p>
      <text:p text:style-name="P12"><text:soft-page-break/>Таблиця, яка виводиться на екран повинна бути відформатована, тобто мати назви стовбців,</text:p>
      <text:p text:style-name="P12">і стовбці вирівняні по лівому краю. Приклад роботи функції</text:p>
      <text:p text:style-name="P12">LanguageList(“screen”, “Добрий день”)</text:p>
      <text:p text:style-name="P12">наведено нижче</text:p>
      <text:p text:style-name="P12">Приклад роботи функції print(LanguageList(“screen”, “Добрий день”)):</text:p>
      <text:p text:style-name="P12">N Language ISO-639 code Text</text:p>
      <text:p text:style-name="P12">--------------------------------------------------------</text:p>
      <text:p text:style-name="P12">1 Ukrainian uk Добрий день</text:p>
      <text:p text:style-name="P12">2 Afrikaans af Goeie dag</text:p>
      <text:p text:style-name="P12">3 Albanian sq Diten e mire</text:p>
      <text:p text:style-name="P12">4 Amharic am እንደምን ዋልክ</text:p>
      <text:p text:style-name="P12">5 Arabic ar يومجيد</text:p>
      <text:p text:style-name="P12">6 Armenian hy Լավ օր</text:p>
      <text:p text:style-name="P12">…………………..</text:p>
      <text:p text:style-name="P12">Ok</text:p>
      <text:p text:style-name="P12">5. В другому модулі створити вище наведені функції,</text:p>
      <text:p text:style-name="P12">використав інструментарій пакету deep_translator.</text:p>
      <text:p text:style-name="P12">Для визначення мови можна використати пакет langdetect.</text:p>
      <text:p text:style-name="P12">6. В кореневому каталозі проекту створити три файли: gtrans.py, deeptr.py, filetr.py.</text:p>
      <text:p text:style-name="P12">В файлі gtrans.py написати програму, яка демонструє роботу функцій пакету з першого модуля.</text:p>
      <text:p text:style-name="P12">7. В файлі deeptr.py написати програму, яка демонструє роботу функцій пакету з другого модуля.</text:p>
      <text:p text:style-name="P12">8. В файлі filetr.py написати програму для перекладу тексту з файлу. Попередньо створив файл</text:p>
      <text:p text:style-name="P12">з текстом і конфігураційний файл. Всі файли повинні знаходитись в кореневому каталозі проекту.</text:p>
      <text:p text:style-name="P12">Файл з текстом – текстовий файл з будь яким текстом, але не менше ніж 600 символів.</text:p>
      <text:p text:style-name="P12">Конфігураційний файл. Тип файлу обирає студент.</text:p>
      <text:p text:style-name="P12">В файлі повинна міститись наступна інформація:</text:p>
      <text:p text:style-name="P12">Назва файлу з текстом</text:p>
      <text:p text:style-name="P12">Назва або код мови, на яку необхідно перекласти текст</text:p>
      <text:p text:style-name="P12">Куди вивести результат (файл, або екран)</text:p>
      <text:p text:style-name="P12">Кількість символів (об’єм тексту)</text:p>
      <text:p text:style-name="P12">Кількість слів</text:p>
      <text:p text:style-name="P12">Кількість речень.</text:p>
      <text:p text:style-name="P12">Робота програми:</text:p>
      <text:p text:style-name="P12">I. Програма виводить назву файлу, яку вказано в конфігураційному файлі,</text:p>
      <text:p text:style-name="P12">розмір файлу,</text:p>
      <text:p text:style-name="P12">кількість символів,</text:p>
      <text:p text:style-name="P12">кількість слів,</text:p>
      <text:p text:style-name="P12"><text:soft-page-break/>кількість речень (тексту, який міститься в файлі),</text:p>
      <text:p text:style-name="P12">мову тексу.</text:p>
      <text:p text:style-name="P12">Або повідомлення про відсутність файлу, або повідомлення про помилку.</text:p>
      <text:p text:style-name="P12">II. Програма зчитує текст із файлу доки не виконається одна із умов:</text:p>
      <text:p text:style-name="P12">кінець файлу</text:p>
      <text:p text:style-name="P12">кількість символів перевищує вказану в конфігураційному файлі</text:p>
      <text:p text:style-name="P12">кількість слів перевищує вказану в конфігураційному файлі</text:p>
      <text:p text:style-name="P12">кількість речень перевищує вказану в конфігураційному файлі</text:p>
      <text:p text:style-name="P12">III. Програма робить переклад отриманого тексту на мову, яка вказана в конфігураційному файлі,</text:p>
      <text:p text:style-name="P12">використовуючи функції створеного пакету.</text:p>
      <text:p text:style-name="P12">IV. Якщо в конфігураційному файлі вказано вивід на екран, програма виводить на екран назву мови,</text:p>
      <text:p text:style-name="P12">на яку робився переклад і сам перекладений текст, або повідомлення про помилку.</text:p>
      <text:p text:style-name="P12">V. Якщо в конфігураційному файлі вказано вивід в файл, програма створює новий файл, додавши до</text:p>
      <text:p text:style-name="P12">назви вхідного файлу код мови, на яку робився переклад. Програма зберігає перекладений текст в</text:p>
      <text:p text:style-name="P12">створений файл. На екран виводить повідомлення “Ok”, якщо в процесі виконання не виникало</text:p>
      <text:p text:style-name="P12">помилок, або повідомлення про помилку.</text:p>
      <text:p text:style-name="P12">9. Створити файл requirments.txt, в якому зберігаються всі встановлені модулі та пакети.</text:p>
      <text:p text:style-name="P12">10. Завантажити проект на сервіс GitHub.</text:p>
      <text:p text:style-name="P12">11. Створити звіт в файлі формату PDF.</text:p>
      <text:p text:style-name="P12">Зміст звіту:</text:p>
      <text:p text:style-name="P12">Титульний аркуш</text:p>
      <text:p text:style-name="P12">Текст завдання</text:p>
      <text:p text:style-name="P12">Код програм gtrans.py, deeptr.py, filetr.py</text:p>
      <text:p text:style-name="P12">Скріншоти виконання програм.</text:p>
      <text:p text:style-name="P12">Посилання на GitHub з проектом.</text:p>
      <text:p text:style-name="P12">12. Завантажити звіт на elearn.</text:p>
      <text:p text:style-name="P11"><text:span text:style-name="T13"/></text:p>
      <text:p text:style-name="P13"/>
      <text:p text:style-name="P19"><text:span text:style-name="T6">1. </text:span><text:span text:style-name="T7">П</text:span><text:span text:style-name="T6">рограмні коди</text:span></text:p>
      <text:p text:style-name="P22"><text:span text:style-name="T8">Програмний код gtrans.py</text:span></text:p>
      <text:p text:style-name="Programing_20_code">from gtransMod import LangDetect, TranSlate, CodeLang, translateTable</text:p>
      <text:p text:style-name="Programing_20_code"/>
      <text:p text:style-name="Programing_20_code"/>
      <text:p text:style-name="Programing_20_code">print("Введіть текст для перекладу:")</text:p>
      <text:p text:style-name="Programing_20_code">txt = input()</text:p>
      <text:p text:style-name="Programing_20_code">print("Введіть мову, на яку перекладати:")</text:p>
      <text:p text:style-name="Programing_20_code">dlang = input()</text:p>
      <text:p text:style-name="Programing_20_code">print("Введіть мову, з якої перекладати (або нічого для автоматичного визначення):")</text:p>
      <text:p text:style-name="Programing_20_code">slang = input()</text:p>
      <text:p text:style-name="Programing_20_code"/>
      <text:p text:style-name="Programing_20_code">langDetectName = LangDetect(txt, "lang")</text:p>
      <text:p text:style-name="Programing_20_code">langDetectConf = LangDetect(txt, "confidence")</text:p>
      <text:p text:style-name="Programing_20_code"/>
      <text:p text:style-name="Programing_20_code">langName = CodeLang(langDetectName)</text:p>
      <text:p text:style-name="Programing_20_code"/>
      <text:p text:style-name="Programing_20_code">print("Detected(lang=" + langDetectName +</text:p>
      <text:p text:style-name="Programing_20_code"><text:s text:c="6"/>", confidence=" + langDetectConf + ")")</text:p>
      <text:p text:style-name="Programing_20_code">print("ISO код " + langDetectName +</text:p>
      <text:p text:style-name="Programing_20_code"><text:s text:c="6"/>" відповідає мові '" + langName + "'")</text:p>
      <text:p text:style-name="Programing_20_code">print(TranSlate(txt, dlang, slang))</text:p>
      <text:p text:style-name="Programing_20_code"/>
      <text:p text:style-name="Programing_20_code">print("Starting detect lang test:")</text:p>
      <text:p text:style-name="Programing_20_code">lang = input("Enter a language name or code: ")</text:p>
      <text:p text:style-name="Programing_20_code">print(f"The language name/code is '{CodeLang(lang)}'")</text:p>
      <text:p text:style-name="Programing_20_code">lang = input("Enter another language name or code: ")</text:p>
      <text:p text:style-name="Programing_20_code">print(f"The language name/code is '{CodeLang(lang)}'")</text:p>
      <text:p text:style-name="Programing_20_code"/>
      <text:p text:style-name="Programing_20_code">result = translateTable("Hello, world!", out="screen")</text:p>
      <text:p text:style-name="Programing_20_code">print(result)</text:p>
      <text:p text:style-name="Programing_20_code"/>
      <text:p text:style-name="P20"><text:span text:style-name="T8"/></text:p>
      <text:p text:style-name="P21"><text:span text:style-name="T8">Програмний код </text:span><text:span text:style-name="T9">deeptrans</text:span><text:span text:style-name="T8">.py</text:span></text:p>
      <text:p text:style-name="P23">Програмний код deeptrans.py майже не відрізняється від gtrans.py, оскільки всі функції приймають та повертають схожі данні.</text:p>
      <text:p text:style-name="Programing_20_code">from gtransMod import LangDetect, TranSlate, CodeLang, translateTable</text:p>
      <text:p text:style-name="Programing_20_code"/>
      <text:p text:style-name="Programing_20_code"/>
      <text:p text:style-name="Programing_20_code">print("Введіть текст для перекладу:")</text:p>
      <text:p text:style-name="Programing_20_code">txt = input()</text:p>
      <text:p text:style-name="Programing_20_code">print("Введіть мову, на яку перекладати:")</text:p>
      <text:p text:style-name="Programing_20_code">dlang = input()</text:p>
      <text:p text:style-name="Programing_20_code">print("Введіть мову, з якої перекладати (або нічого для автоматичного визначення):")</text:p>
      <text:p text:style-name="Programing_20_code">slang = input()</text:p>
      <text:p text:style-name="Programing_20_code"/>
      <text:p text:style-name="Programing_20_code">langDetectName = LangDetect(txt, "lang")</text:p>
      <text:p text:style-name="Programing_20_code"><text:soft-page-break/>langDetectConf = LangDetect(txt, "confidence")</text:p>
      <text:p text:style-name="Programing_20_code"/>
      <text:p text:style-name="Programing_20_code">langName = CodeLang(langDetectName)</text:p>
      <text:p text:style-name="Programing_20_code"/>
      <text:p text:style-name="Programing_20_code">print("Detected(lang=" + langDetectName +</text:p>
      <text:p text:style-name="Programing_20_code"><text:s text:c="6"/>", confidence=" + langDetectConf + ")")</text:p>
      <text:p text:style-name="Programing_20_code">print("ISO код " + langDetectName +</text:p>
      <text:p text:style-name="Programing_20_code"><text:s text:c="6"/>" відповідає мові '" + langName + "'")</text:p>
      <text:p text:style-name="Programing_20_code">print(TranSlate(txt, dlang, slang))</text:p>
      <text:p text:style-name="Programing_20_code"/>
      <text:p text:style-name="Programing_20_code">print("Starting detect lang test:")</text:p>
      <text:p text:style-name="Programing_20_code">lang = input("Enter a language name or code: ")</text:p>
      <text:p text:style-name="Programing_20_code">print(f"The language name/code is '{CodeLang(lang)}'")</text:p>
      <text:p text:style-name="Programing_20_code">lang = input("Enter another language name or code: ")</text:p>
      <text:p text:style-name="Programing_20_code">print(f"The language name/code is '{CodeLang(lang)}'")</text:p>
      <text:p text:style-name="Programing_20_code"/>
      <text:p text:style-name="Programing_20_code">result = translateTable("Hello, world!", out="screen")</text:p>
      <text:p text:style-name="Programing_20_code">print(result)</text:p>
      <text:p text:style-name="Programing_20_code"/>
      <text:p text:style-name="P24"/>
      <text:p text:style-name="P24"/>
      <text:p text:style-name="P24">Програмний код filetr.py</text:p>
      <text:p text:style-name="Programing_20_code">import configparser</text:p>
      <text:p text:style-name="Programing_20_code">import re</text:p>
      <text:p text:style-name="Programing_20_code">import os</text:p>
      <text:p text:style-name="Programing_20_code">from gtransMod import LangDetect, TranSlate, CodeLang</text:p>
      <text:p text:style-name="Programing_20_code"/>
      <text:p text:style-name="Programing_20_code"/>
      <text:p text:style-name="Programing_20_code">def text_statistics(file_path):</text:p>
      <text:p text:style-name="Programing_20_code"><text:s text:c="4"/>try:</text:p>
      <text:p text:style-name="Programing_20_code"><text:s text:c="8"/>with open(file_path, 'r', encoding='utf-8') as file:</text:p>
      <text:p text:style-name="Programing_20_code"><text:s text:c="12"/>text = file.read()</text:p>
      <text:p text:style-name="Programing_20_code"/>
      <text:p text:style-name="Programing_20_code"><text:s text:c="8"/>char_count = len(text)</text:p>
      <text:p text:style-name="Programing_20_code"/>
      <text:p text:style-name="Programing_20_code"><text:s text:c="8"/>word_count = len(text.split())</text:p>
      <text:p text:style-name="Programing_20_code"/>
      <text:p text:style-name="Programing_20_code"><text:s text:c="8"/>sentence_count = len(re.findall(r'[.!?]', text))</text:p>
      <text:p text:style-name="Programing_20_code"/>
      <text:p text:style-name="Programing_20_code"><text:s text:c="8"/>return char_count, word_count, sentence_count</text:p>
      <text:p text:style-name="Programing_20_code"><text:s text:c="4"/>except FileNotFoundError:</text:p>
      <text:p text:style-name="Programing_20_code"><text:s text:c="8"/>print("File not found. Please check the file path.")</text:p>
      <text:p text:style-name="Programing_20_code"><text:s text:c="8"/>return None</text:p>
      <text:p text:style-name="Programing_20_code"/>
      <text:p text:style-name="Programing_20_code"/>
      <text:p text:style-name="Programing_20_code">def process_file(config):</text:p>
      <text:p text:style-name="Programing_20_code"><text:s text:c="4"/>char_count = 0</text:p>
      <text:p text:style-name="Programing_20_code"><text:s text:c="4"/>word_count = 0</text:p>
      <text:p text:style-name="Programing_20_code"><text:s text:c="4"/>sentence_count = 0</text:p>
      <text:p text:style-name="Programing_20_code"><text:s text:c="4"/>tempStr = []</text:p>
      <text:p text:style-name="Programing_20_code"><text:soft-page-break/></text:p>
      <text:p text:style-name="Programing_20_code"><text:s text:c="4"/>try:</text:p>
      <text:p text:style-name="Programing_20_code"><text:s text:c="8"/>with open(config["Name"], 'r', encoding='utf-8') as file:</text:p>
      <text:p text:style-name="Programing_20_code"><text:s text:c="12"/>for line in file:</text:p>
      <text:p text:style-name="Programing_20_code"><text:s text:c="16"/>char_count += len(line)</text:p>
      <text:p text:style-name="Programing_20_code"><text:s text:c="16"/>word_count += len(line.split())</text:p>
      <text:p text:style-name="Programing_20_code"><text:s text:c="16"/>sentence_count += len(re.findall(r'[.!?]', line))</text:p>
      <text:p text:style-name="Programing_20_code"/>
      <text:p text:style-name="Programing_20_code"><text:s text:c="16"/>tempStr += line</text:p>
      <text:p text:style-name="Programing_20_code"/>
      <text:p text:style-name="Programing_20_code"><text:s text:c="16"/># Перевірка на перевищення лімітів</text:p>
      <text:p text:style-name="Programing_20_code"><text:s text:c="16"/>if char_count &gt; int(config['stopAtXSymbol']):</text:p>
      <text:p text:style-name="Programing_20_code"><text:s text:c="20"/>print("Досягнута максимальна кількість символів.")</text:p>
      <text:p text:style-name="Programing_20_code"><text:s text:c="20"/>break</text:p>
      <text:p text:style-name="Programing_20_code"><text:s text:c="16"/>if word_count &gt; int(config['stopAtXWord']):</text:p>
      <text:p text:style-name="Programing_20_code"><text:s text:c="20"/>print("Досягнута максимальна кількість рядків.")</text:p>
      <text:p text:style-name="Programing_20_code"><text:s text:c="20"/>break</text:p>
      <text:p text:style-name="Programing_20_code"><text:s text:c="16"/>if sentence_count &gt; int(config['stopAtXSentance']):</text:p>
      <text:p text:style-name="Programing_20_code"><text:s text:c="20"/>print("Досягнута максимальна кількість речень.")</text:p>
      <text:p text:style-name="Programing_20_code"><text:s text:c="20"/>break</text:p>
      <text:p text:style-name="Programing_20_code"/>
      <text:p text:style-name="Programing_20_code"><text:s text:c="4"/>except Exception as e:</text:p>
      <text:p text:style-name="Programing_20_code"><text:s text:c="8"/>print(f"Failed during file processing: {e}")</text:p>
      <text:p text:style-name="Programing_20_code"><text:s text:c="8"/>return None</text:p>
      <text:p text:style-name="Programing_20_code"><text:s text:c="4"/>else:</text:p>
      <text:p text:style-name="Programing_20_code"><text:s text:c="8"/>tempStr = ''.join(tempStr).strip()</text:p>
      <text:p text:style-name="Programing_20_code"><text:s text:c="8"/>return str(tempStr)</text:p>
      <text:p text:style-name="Programing_20_code"/>
      <text:p text:style-name="Programing_20_code"/>
      <text:p text:style-name="Programing_20_code">try:</text:p>
      <text:p text:style-name="Programing_20_code"><text:s text:c="4"/>config = configparser.ConfigParser()</text:p>
      <text:p text:style-name="Programing_20_code"/>
      <text:p text:style-name="Programing_20_code">except Exception as e:</text:p>
      <text:p text:style-name="Programing_20_code"><text:s text:c="4"/>print(e)</text:p>
      <text:p text:style-name="Programing_20_code"/>
      <text:p text:style-name="Programing_20_code">try:</text:p>
      <text:p text:style-name="Programing_20_code"><text:s text:c="4"/>config.read('config.ini')</text:p>
      <text:p text:style-name="Programing_20_code">except Exception as e:</text:p>
      <text:p text:style-name="Programing_20_code"><text:s text:c="4"/>print(f"Failed to open the file: {e}")</text:p>
      <text:p text:style-name="Programing_20_code"/>
      <text:p text:style-name="Programing_20_code">if config.sections() != ['Options']:</text:p>
      <text:p text:style-name="Programing_20_code"><text:s text:c="4"/>print("Failed to open config.ini: File does not exist or is corrupted")</text:p>
      <text:p text:style-name="Programing_20_code"><text:s text:c="4"/>exit()</text:p>
      <text:p text:style-name="Programing_20_code"/>
      <text:p text:style-name="Programing_20_code">configDict = {</text:p>
      <text:p text:style-name="Programing_20_code"><text:s text:c="4"/>"Name": config['Options']['fileName'],</text:p>
      <text:p text:style-name="Programing_20_code"><text:s text:c="4"/>"Dest": config['Options']['destLang'],</text:p>
      <text:p text:style-name="Programing_20_code"><text:s text:c="4"/>"outMethod": config['Options']['outMethod'],</text:p>
      <text:p text:style-name="Programing_20_code"><text:soft-page-break/><text:s text:c="4"/>"stopAtXSymbol": config['Options']['stopAtXSymbol'],</text:p>
      <text:p text:style-name="Programing_20_code"><text:s text:c="4"/>"stopAtXWord": config['Options']['stopAtXWord'],</text:p>
      <text:p text:style-name="Programing_20_code"><text:s text:c="4"/>"stopAtXSentance": config['Options']['stopAtXSentance']</text:p>
      <text:p text:style-name="Programing_20_code">}</text:p>
      <text:p text:style-name="Programing_20_code"/>
      <text:p text:style-name="Programing_20_code">char_count, word_count, sentence_count = text_statistics(configDict["Name"])</text:p>
      <text:p text:style-name="Programing_20_code"/>
      <text:p text:style-name="Programing_20_code">print(f"Назва файлу: {configDict["Name"]}")</text:p>
      <text:p text:style-name="Programing_20_code">print(f"Розмір файлу: {os.path.getsize(configDict['Name'])} біт")</text:p>
      <text:p text:style-name="Programing_20_code">print(f"Кількість символів: {char_count}")</text:p>
      <text:p text:style-name="Programing_20_code">print(f"Кількість слів: {word_count}")</text:p>
      <text:p text:style-name="Programing_20_code">print(f"Кількість речень: {sentence_count}")</text:p>
      <text:p text:style-name="Programing_20_code"/>
      <text:p text:style-name="Programing_20_code">txt = process_file(configDict)</text:p>
      <text:p text:style-name="Programing_20_code">print(txt)</text:p>
      <text:p text:style-name="Programing_20_code">print("LangDetectNext")</text:p>
      <text:p text:style-name="Programing_20_code">langDetectName = LangDetect(txt, "lang")</text:p>
      <text:p text:style-name="Programing_20_code">langDetectConf = LangDetect(txt, "confidence")</text:p>
      <text:p text:style-name="Programing_20_code"/>
      <text:p text:style-name="Programing_20_code">langName = CodeLang(langDetectName)</text:p>
      <text:p text:style-name="Programing_20_code"/>
      <text:p text:style-name="Programing_20_code">if configDict['outMethod'] == 'File':</text:p>
      <text:p text:style-name="Programing_20_code"><text:s text:c="4"/>try:</text:p>
      <text:p text:style-name="Programing_20_code"><text:s text:c="8"/>with open("output.txt", "w") as file:</text:p>
      <text:p text:style-name="Programing_20_code"><text:s text:c="12"/>file.write("Detected(lang=" + langDetectName +</text:p>
      <text:p text:style-name="Programing_20_code"><text:s text:c="23"/>", confidence=" + langDetectConf + ")" + "\nISO код " + langDetectName +</text:p>
      <text:p text:style-name="Programing_20_code"><text:s text:c="23"/>" відповідає мові '" + langName + "'\n\n" + TranSlate(txt, configDict["Dest"]))</text:p>
      <text:p text:style-name="Programing_20_code"><text:s text:c="4"/>except Exception as e:</text:p>
      <text:p text:style-name="Programing_20_code"><text:s text:c="8"/>print(f"Failed creating the output file: {e}")</text:p>
      <text:p text:style-name="Programing_20_code"><text:s text:c="4"/>else:</text:p>
      <text:p text:style-name="Programing_20_code"><text:s text:c="8"/>print("Ok")</text:p>
      <text:p text:style-name="Programing_20_code"/>
      <text:p text:style-name="Programing_20_code">else:</text:p>
      <text:p text:style-name="Programing_20_code"><text:s text:c="4"/>print("\n\nDetected(lang=" + langDetectName +</text:p>
      <text:p text:style-name="Programing_20_code"><text:s text:c="10"/>", confidence=" + langDetectConf + ")")</text:p>
      <text:p text:style-name="Programing_20_code"><text:s text:c="4"/>print("ISO код " + langDetectName +</text:p>
      <text:p text:style-name="Programing_20_code"><text:s text:c="10"/>" відповідає мові '" + langName + "'\n\n")</text:p>
      <text:p text:style-name="Programing_20_code"><text:s text:c="4"/>print(TranSlate(txt, configDict["Dest"]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style:font-name="Times New Roman3" fo:font-family="'Times New Roman'" style:font-style-name="Bold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style:font-name="Times New Roman1" fo:font-family="'Times New Roman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Рисунок" style:family="paragraph" style:parent-style-name="Caption">
      <style:text-properties style:font-name="Times New Roman4" fo:font-family="'Times New Roman'" style:font-style-name="Regular" style:font-family-generic="roman" style:font-pitch="variable" fo:font-size="14pt" fo:font-style="normal"/>
    </style:style>
    <style:style style:name="Frame_20_contents" style:display-name="Frame contents" style:family="paragraph" style:parent-style-name="Standard" style:class="extra"/>
    <style:style style:name="Programing_20_code" style:display-name="Programing code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Courier New" fo:font-family="'Courier New'" style:font-style-name="Regular" style:font-family-generic="modern" style:font-pitch="fixed" fo:font-size="12pt" fo:font-weight="normal" officeooo:rsid="002d800d" style:font-size-asian="14pt" style:font-weight-asian="normal" style:font-size-complex="14pt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igure" style:family="paragraph" style:parent-style-name="Caption" style:class="extra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3" number:min-decimal-places="3" number:min-integer-digits="1"/>
    </number:number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8:35:45.473698218</meta:creation-date>
    <dc:date>2024-09-19T23:11:12.195815334</dc:date>
    <meta:editing-duration>PT5H59M1S</meta:editing-duration>
    <meta:editing-cycles>36</meta:editing-cycles>
    <meta:generator>LibreOffice/24.2.6.2$Linux_X86_64 LibreOffice_project/420$Build-2</meta:generator>
    <meta:document-statistic meta:table-count="0" meta:image-count="0" meta:object-count="0" meta:page-count="8" meta:paragraph-count="247" meta:word-count="1307" meta:character-count="10581" meta:non-whitespace-character-count="8904"/>
  </office:meta>
</office:document-meta>
</file>